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れぐれも気を付けて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Please do be cautious.</text:p>
          </table:table-cell>
          <table:table-cell table:number-columns-repeated="1020"/>
        </table:table-row>
        <table:table-row>
          <table:table-cell table:style-name="ce0" office:value-type="string">
            <text:p>熾天宮を攻略できたら、報告に戻ってもらえると
うれしいのう。</text:p>
          </table:table-cell>
          <table:table-cell table:style-name="ce0"/>
          <table:table-cell table:style-name="ce0"/>
          <table:table-cell table:style-name="ce0" office:value-type="string">
            <text:p>After you successfully conquer the Heavenly
Palace, I shall be ever so delighted to see
you report back.</text:p>
          </table:table-cell>
          <table:table-cell table:number-columns-repeated="1020"/>
        </table:table-row>
        <table:table-row>
          <table:table-cell table:style-name="ce0" office:value-type="string">
            <text:p>おお、ヌシら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ぞ無事で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ただいま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ー！　大変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ガラス玉から能力もらった後に
赤い光のせいで先代さんがしゃべらなく
なっちゃ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ん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ちょっと落ち着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から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大陸西部のエント村にて、新たな仲間で
ある桐生織姫を迎え入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も熾天少女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桐生織姫と言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、お、お願い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熾天少女が4人とは！　これは
　頼もし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働きに期待してお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、は、はひ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を続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らと共に熾天宮へ向かい、これを攻略
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最深部でオブジェに宿ると
思われる先代の熾天少女と会話し、
“天の使いの力を発揮する能力”とやらを
入手することに成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！　でかし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・・・その能力とはいかなるもの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にその説明を求めた直後、部屋が
赤い光に包まれ、先代との交信が途絶え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煉絶の姫君がついに動きを見せたと
考えら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言うこと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れでは北部での鳴動は、やは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間違いない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で何か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実は先ほど、大陸北部の雪原で
　謎の発光現象が確認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住民たちの話では、雪原の奥で赤い光の
　柱が上がり、直後に爆音と地震に見舞われた
　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煉絶の姫君の復活と関係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連性はある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すれば、その赤い光の柱こそ、煉絶の
姫君の復活の証なのか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住民たちには雪原への立ち入りを
　禁止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今、兵を現地調査に向かわせるべきか
　悩んでいたところ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危険が介在しておる場所に、
兵を送り込んだところでリスクが大きすぎる
から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状況は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ば、現地へは俺たちが向かうこと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魔物と戦える力を持ってるのは
あたし達だけ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けば、その場でばったりラスボスと
出会って、そのまま倒しちゃえ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熾天少女による現地調査は願っても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てのとおりじゃ。　ヌシらにぜひ現地調査の
指令を与え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だ。　これより出発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北部へは、どうやって行けば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は中央部と海を隔てておるゆえ、
船で渡航する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“港町ザザーブ”へ向かい、そこで船に
乗って北部へ渡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って、わたしとにゃんこが会ったところ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流行り風邪で寝込んでた子供に
熱さまシードを採ってきてあげた町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の活躍によって盗賊団が壊滅した
　今、船の規制は解除され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　熾天少女一行は運賃が掛からない
　よう、伝令を発しておく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の目的地は港町ザザー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れっつご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は雪が積もり、とても気温が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で防寒具などを調達するのがよい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帰還し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苦労だった。　無事のようで何よ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早速だが、雪原調査の報告を聞きたい。
　よろし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着いた我々は、自治警団の協力のもとに
雪原調査を開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の林にて、かつて煉絶の姫君及び側近を
封印した建造物を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その建造物は崩壊しており、敵はすでに
その場を去った後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むう、やはり赤い光の柱は彼女の復活の証
じゃったの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情報を持ってきてくれた神官さんの話
で、煉絶ちゃんが昔使っていた拠点の場所に
行き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煉絶の姫君を名乗る幼い女と
対峙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を、“カラット”と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彼女が繰り出した強力な魔物と交戦し、
これを退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強かった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カラットには逃げられてしまいました。
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だいたい話は分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を取り逃がしてしまったのは残念じゃが、
復活の事実が分かっただけでも功績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カルーナ姫に相談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彼女が繰り出した
強力な魔物と交戦したわけ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は想像以上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察するに、カラット自身が持つ戦力は、
これをはるかに上回るものと推測さ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今の我々に太刀打ちできる敵では
ないと考えざるを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・・・熾天少女の力を持ってしてもか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、敵は魔族最強を誇る、あの煉絶の姫君
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程度は予想していたが、勝ち目がないほど
とは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彼女に打ち勝つための算段を講じる
べく、姫の助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作戦会議を催してもらえれば
幸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これはいよいよ、かの場所を教示
すべき時が来たよ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すな。　私も異存はあり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　何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に断っておくが、これから我々が話すことは
　国家の機密情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決して公にしてはいけない。　同意してもらえ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だかよく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言しない。　誓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とおり、かつて先代の熾天少女が
煉絶の姫君と、その手下の魔物たちを打ち
倒して世に平和をもたらしたわけじゃ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たちは地上からすべて消え去ったわけ
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戦時ほどの力は無いにせよ、各地のいたる
ところに住みつき、人々に害を与え続け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、城の兵士や北部の自治警団が魔物の
根絶を目指して奮闘しているが、相手は魔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無しには倒すことができず、
長年にわたり魔物問題の解決には至らな
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じゃないと、魔物にとどめを刺せないん
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西部にある熾天宮にて、天の使いの力を
　授かろうと屈強な兵が赴いたが、どれも失敗
　に終わ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に魔物を根絶する力は無いと、あきらめて
　い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から数年前、一人の女学者が
天の使いの力を科学的に解析するための
研究を国に志願してき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・・・科学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が可能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世界の中でもトップクラスを誇る有能な
　学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し、天の使いの力を解明することに成功し、
　有効利用することができれば、地上から魔物
　を根絶す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我々は彼女の研究志願を受諾し、
研究館を与え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には決して公開しないことを条件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秘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強大だから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万が一、その力を悪用する者が現れたら
世界の危機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、昨今の盗賊団のような連中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強い力というものは、制御を誤ると破滅を
　招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学者が天の使いの力の研究を行って
　いることや、研究施設が存在することは、姫と
　私や一部の者しか知り得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賢明な判断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の研究は成功した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じゃが、現在もほとんど進んでおらん
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天の使いの力自体が稀少な力であり、
研究のために力を有する素材を集めることさえ
できんかったから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なら話は別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熾天少女が現れたことにより、彼女の
研究に大きく貢献でき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が成功すれば、天の使いの力を大きく
　増幅したり、並の兵でも力を使うことができる
　ように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を討伐することも可能となるに
　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いい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ちゃうかい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研究に協力すべき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感謝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、研究館へ向かってもら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ユーリャ教会の向かいにある道を
南へ進んだ先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道の途中に番兵がいる。　彼らにこの証書を
　見せれば、研究館への秘密の入り口を示して
　くれ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館証書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っと、持ち物がいっぱい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荷物を整理してから私に話しかけ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行こうか、秘密の研究館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ようじゃが、研究館のことは
絶対に漏ら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情報に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でも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存在は国家機密ゆえ、決して
他の者に話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帰って来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いぶん長いこと戻って来ないので、心配
し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いろいろあり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潔に経過を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館長が、強力な熾力を制御する
薬の開発のため、がしゃこうべと呼ばれる
魔物の牙を欲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魔物を求め東部へと船で渡ったのだが、
途中の海域で幽霊船の襲撃を受け、これを
打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に着いた後、紆余曲折を経て目当ての牙
を入手したが、その帰りに今度は煉絶の姫君が
抱える四天王の一人を名乗る魔物と対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撃破し、牙を研究館へ持ち帰ったのだが、
やはり研究成果を出すには少し時間がかかる
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、姫に事の顛末を報告するに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敵の軍勢の四天王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冒険じゃのう。　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四天王を見事打倒した功績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幽霊船問題の解決、熾力研究の前進、
　四天王の打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、本当に心の底から敬服するよ。
　まったく大し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～～！！　そこまで褒められると
さすがに照れちゃうなぁ～！！　えっへへ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研究の成果が出るまで、あたし達は
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言うからには、あと3体の輩が
おるはず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探し出して、仕留めていきたいところ
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決戦に備え、できるだけ敵戦力は
そぎ落としてお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こにい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が四天王の目撃情報を持って来ない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都合よく来るわけな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ＧＪ！！　いい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報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先ほど大陸西部にて、かつてない強力な
　魔物の侵攻を確認したとの情報を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自らを、"四天王"と称したとのこと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ラグすげ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の人数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確認されているのは1体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事実なら好機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攻め討っ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任せあ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てるうちに、やっつけちゃお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でも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は確か、オシル湖を越えた先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勢力が分断されているなら、そこが
狙い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出現した四天王、仕留めてくれるが
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落ち着いたところで、まずはこちらの
報告から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聞かせ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で目撃された四天王の情報を元に
遺跡を探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奥地で四天王を発見し、これを撃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城へ戻る途中、ヒャム地下道で
待ち伏せしていた盗賊団の罠にかかり
足止めを食ら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返り討ちにしちゃった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城へ戻ってきてみたら、こんな騒ぎ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、盗賊団の輩がまた悪さをし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ヌシらの働きによって四天王も盗賊団も
排除したわけじゃな？　さすが熾天少女よ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それほどでもﾄﾞﾔ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ると、残る四天王は2体となったわけ
　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敵が増えてしま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煉絶の姫君”に加え、“蒼麗の歌姫”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争いの理由も、実にくだら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同じ名前だなんて、ややこ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に出てきてしまったものは、いたしかた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からの対策を考え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の青い髪のカラットの話が本当ならば、
2人のカラットはライバル同士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い具合につぶし合ってくれれば、こちらと
しては助か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側がそういう展開を望んでいることは
向こうも分かってるでしょうから、そうそう
都合よくいかな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れば、今の我らにできることは、一刻も
早い戦力増強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ろそろ熾力研究完成してる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、現在の状況を確認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見に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君たちには熾力研究館へ向かって
　もらい、研究の成果を確認して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引き続き、煉絶の姫君に加え
　蒼麗の歌姫について過去の文献をあたって
　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力研究館へ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！</text:p>
          </table:table-cell>
          <table:table-cell table:style-name="ce0" office:value-type="string">
            <text:p>Ho～!</text:p>
          </table:table-cell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が進めば、ヌシらの力も一層
強くなること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カラットたちなど恐るるに足らぬ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おおまかな話はガウラから聞い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まだに信じられぬが、まさか・・・館長が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んまと騙され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も、きっと魔力研究の材料に
使われ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企みに気づくことができなかった、
ワラワの責任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すまないことを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せい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館の予算措置や人事を統括していたのは
　私です。　私がもっと早くに気付くべきだったの
　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ワラワ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責任の所在はともか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していた熾力増強が望めなくなった今、
我々が取るべき行動は、ち密で的確な戦略の
構築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翻訳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は、頭を使って戦うってこ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な。　今は敵の戦力を見据えながら、
　持てる力を最大限に使って応戦す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ら何まで、オヌシらに頼りっきりで
申し訳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こればかりは熾天少女にしかできぬ
ことじゃ。　どうか最後まで力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まっかせて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海苔かかった米”だ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ただの“のり弁”だーーーーーー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で、戦わねばならないカラットは3人に
　なってしまったわけ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れ・・・？　さ、3人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話しておらんか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館長の名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=ポーライゼン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ぇぇぇぇぇえええ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の3人目登場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も、ここまで重なると何かの悪意を
感じ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なんというか、大変ですね・・・これ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っていう名前の人を全員集めて
尋問したくな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もややこしい事だが、髪の色が違う点は
救い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今度から館長のことは白カラットって
呼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、青、白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とりどりで飽きぬ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一応カラット達の目的について
　もう一度確認しておきたい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カラットは力の誇示のため人間界を征服
　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青カラットはライバルである赤カラットの
　邪魔をするため、人間界を横取り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館長・・・白カラットは、魔力研究を究極
　まで極めたい・・・だっ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白カラットの目的はまだよく分か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いた限りでは、騎士団長の言うとおり、
魔力研究の完成が目的であって、人間界の
征服うんぬんには興味が無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。　彼女らしいと言えば、彼女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放っておけば危ない実験でまた
幽霊船騒動みたいなのを引き起こす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やろうとしていることは、自然の理を
歪める禁忌の所業と言っても過言ではありま
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よる被害を未然に防ぐためにも、
早急に彼女を阻止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課題は増える一方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失礼し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殿に、いくつかご報告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力研究館の捜査の結果、地下研究施設に
　おいて秘密裏に魔力の研究に携わっていた
　人物は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館長のカラット=ポーライゼンただ1人である
　ことが判明しま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つまり、他の研究員たちは無関係だったの
　だ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　全員の日報及び行動記録から
　間違いあり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やはり白カラット個人の暴走
　だっ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他に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員の中で、館長の助手を務めていた
　ルミィという女性が行方不明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館内をくまなく捜索しましたが、見つける
　ことができませんで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現在、外部を捜索中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が行方不明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一番近くにいた人物だ。　何かを知って
　いるのかもしれ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引き続き捜索し、必ず捜し出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報告は以上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いえ、もう1つ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の指示どおり、研究館に落下した
　岩石を除去するため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土木班による岩石の破砕作業に着手したの
　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どういうわけかあの岩石、異様な固さでして、
　いかなる破砕道具を用いても、砕くことが
　でき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馬鹿な。　霊圧式タイタングラップルの
　使用許可は出しているはずだ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驚いたことに、それを用いてもなお、傷ひとつ
　付けることができずにいるの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！　し、信じられ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れは、最高硬度を誇るジストニウム鉱石
　でさえ、砂のように粉々に破砕できる機械
　だ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おかげで現場も混乱してお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わかった、できないものは致し方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破砕せず、そのまま運搬する方針に
　切り替え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工程については、私が現場指揮担当と打ち
　合わせを行うので、今日のところは作業員を
　引きあげさせ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、行方不明な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し達を助けたあと、どこへ行っちゃったの
　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やら色々問題があるよ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の捜索及び岩石の除去は、私が責任を
　もって遂行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、来たるカラット戦に備えて十分に
　態勢を整え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だが、具体的にどう動くべきか
悩んで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の森で起こった潰し合いで、赤カラット
青カラットの両者とも、かなりの手傷を負って
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めに出るなら今は絶好のチャンスだが、
やつらの居場所が分からない以上、行動の
しよう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そのあたりも踏まえて、今後の行動に
　ついて考える時間が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遅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夜は城に泊まり体を休めよ。　その間に
ガウラとワラワで話し合いを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なんか急に疲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いろいろなことが起きた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お言葉に甘えて、今日はもう休も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世話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ではまた明日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夜はよく眠れ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かげさま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上の安眠を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それは何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だが、今後の行動方針について確認
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ぬ。　そのことな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結局、結論を出すことができ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岩石除去工程の打ち合わせや、ルミィ助手の
　捜索状況確認などで、想定以上に時間を
　使ってしま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は、やることいっぱいあって
大変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ワラワからひとつ提案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、温泉は好き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お、温泉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その・・・ずいぶん唐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、急に温泉の話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大陸東部に万病・万傷に効く“秘湯”が
あ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最近、ヌシらは度重なる激戦によって
心身ともに疲れがたまっておると思って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行動方針が決まるまでの間、秘湯に
浸かってリフレッシュしてくることを提案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！　ここへ来てまさかの温泉回
だよ、レグマく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悪くない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戦いで十分な力を発揮するためには、休息は
　不可欠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も分からないような状況で闇雲に
　攻めの手段を取るより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しっかりと体を休めてほしいと
　思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案に大賛成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戦いで傷ついているでしょうし、積極的な
攻撃はしかけてこ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に行くなら、今がチャンス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意見に賛成し大陸東部へ向か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楽しんでくるがよ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も何度か秘湯に行ったことがあるが、
あれは実にいいも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遅く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は楽しめ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心も体もリフレッシュで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お肌もつるつる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髪がしっとりして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爪がピカピ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弾薬のリロードが速く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ールペンのインクが長持ちするように
な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秘湯と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こんでもらえたのならば、なに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来て早々で申し訳ないのだが、さっそく
　行動方針について会議を始め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長くなるかもしれないので、会議室を
　用意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案内するので、私に付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残念ですが、会議してる余裕は無さそう
　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は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館長の助手を務めておった
者じゃ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不正研究が発覚した直後に行方を
　くらませたとの報告を受け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まで、どこで何をしていたのか話し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そのつもりでここへ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から先に言いますと、事態は最悪の
状況と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どうい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・・・白カラットがかねてより研究していた
“スペルエンチャンター”が完成してしまった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付与する・・・と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常、魔族以外の生物が魔力を与えられると
“瘴魔状態”となって暴走し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膨大な魔力を手に入れたとしても、
人間ではこれを使いこなす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白カラットは熾力研究の裏側で、
“魔力を手に入れつつ瘴魔状態を鎮静する薬”
を研究・開発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スペルエンチャンター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、そんな危険なものが完成してしまった
　というのか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逃走した白カラットを追って大陸南部へ
渡った結果、この目で確認し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行方不明になってお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しかし事が急を要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スペルエンチャンターを
服用して、一時的な暴走期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この暴走期が終われば確実に
強大な魔力をまとった危険な存在と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を止めなければな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　それを我々に伝えるために
来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いくら助手とは言え、君は
　白カラットの不正研究についてずいぶんと
　詳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不正研究を行っていたことは、だいぶ
前から気付いていま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ずっと不正を知りながら、止めずに
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もっと早く報告しなかったの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非常に頭の回る人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正研究の実態については、助手の私でさえ
ほとんど触れることができませんでしたので
決定的な証拠が入手でき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確かな状態で不正を報告しても、誰も信用
しなかったでしょ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証拠を手に入れて追及したとしても、
彼女は他の研究員に罪を着せて免れた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しては、とにかく決定的な証拠を掴むまで
誰にも打ち明けるわけにはいか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ったの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一人で戦っ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彼女の研究には強力な魔物の
素材や、魔力生成・消滅に関するデータが
必要でしたので、これまで満足な研究はできず、
時間と資金の無駄で終わっ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、熾天少女が研究館に現れるま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初めてルミィさんと会った時に
冷たい態度だった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白カラットが研究を望んでいる物
すべてを叶えてしまう存在だ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彼女とあなた達を接触させてはまずいと
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か強く警告しま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図を汲んではもらえなか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んないよ、そんなの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本当にゆゆしき事態の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を止めるためには、今回も
　君たちの力を借りなければならないよう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は惜し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居場所さえ分かれば、突撃し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ですが、そう簡単にはい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青カラットと協力関係に
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やみに攻撃を仕掛けるのは得策とは
言え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青カラットって白カラットから
魔力増幅薬をもらってた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そこへ無謀に飛び込んでいくのは
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いい作戦は無いの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私にひとつ提案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　いったい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不正研究を追う間、実は私も
個人的に秘密裏に進めていた研究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か彼女がスペルエンチャンターを完成
させてしまった時、その効果を打ち消すことが
できる薬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　それは本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あれば、白カラットがまとった魔力を
無効にでき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に干渉し、効果を完全に
打ち消す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れを持ってさっそく突撃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は最後まで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干渉薬はまだ完成していません。
2つの材料が足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これ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つの材料とやらを聞かせてもらおう。
我々が取り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非常に困難な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“古代竜族の鱗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にしえより生きる竜族が身にまとっている
鱗からしか採取できない特殊な細胞が必要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1つは、“オメガ・アフラビ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年に一度芽を出し育つという、非常に
希少価値の高い茶葉に含まれる成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薬を作るには、これら2つが必須なのです
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望しか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物、どっちも見つ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は・・・今のところ無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もし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方とも、心当たりがあるかも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マジ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か、桐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代竜族の鱗は、きっと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城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オメガ・アフラビン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ほ、本当にそれで両方とも
見つかる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、ちょっと間違えたかもしれ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オシル湖にいると言われている
オッシーは、太古の昔から生き残っている
竜族だっていう噂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実在するなら、古代竜族の
鱗も採取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、早乙女さんたちがこの世界に来た
ばかりの時、シャルシャルさんの家で
おいしい紅茶をご馳走になった話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の紅茶は10年に一度しか採れない
貴重な茶葉だった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茶葉をわけてもらえれば、
オメガ・アフラビンも入手できるの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ひめ！　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すがひめ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見事な分析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、あわわ、わわ、あわわわ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しゅーーーー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バーヒートし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手がかりは掴め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茶葉はともかく、オッシーが実在すれば
の話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、たぶん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底洞窟には、大昔から
巨大な生物が住み着いているのを確認し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で噂になっているオッシーとは、たぶん
これのことだと思い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いいね！　さすが精霊王の博識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さっそくオシル湖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そうしてもらえる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私はシャルシャル殿の家へ向かう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殿にも同行願おう。　その場で目当ての
　茶葉で間違いないか確認し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我々はすぐにオシル湖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、耳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どう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にょごにょごに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から撤去した謎の隕石は、今どこ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。　あれなら、この城の裏庭に置いて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土木班の報告どおり、いかなる道具を使っても
　砕くことができなく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も困っているとこ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隕石に少し興味がある。　見せて
もらえ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構わ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とルミィは、シャルシャルの
家に向か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オシル湖へ趣き、オッシーから
“古代竜族の鱗”を採取してく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見事に古代竜族の鱗を手に入れたの
じゃ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　オヌシらならやってくれると
信じ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シャルシャルの家で茶葉を入手する
だけじゃ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捜索は任せたぞ。　必ず無事に連れ
帰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から聞いておると思うが、今、熾天宮が
白カラットによって攻撃を受けてお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場にガウラ率いる騎士団を向かわせたが、
恐らく手が付けられん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、すぐに熾天宮へ向かってくれぬ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実に優秀な研究員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望む材料の採取に協力してやって
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て白カラットとの決戦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なら、必ず勝って凱旋してくれると信じて
お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からに暑そうなところ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やたこやきのように優秀なエンジニアが
いるおかげで、なんとかなり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、頭が良くてうらやましい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姫様は今、大陸北部にいるはず！
これはバグ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思ったら、等身大パネル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熾天少女たちを連れて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3名で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ほう！　よくやったぞ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この人がお姫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キレイな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ー！　かわいいな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カルーナ。　この国の姫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来た、熾天少女たちよ。　心から歓迎
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、それでは一人ずつ名を聞こうか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です！　日本の首都、群馬から
来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巴！　よっろしっ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恋熊だ。　熾天少女とは無縁だが、
戦闘指揮を取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覚え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ここで少し確認を取りたい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間違いなく熾天少女なのじゃ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、はい。　・・・えっと、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者達は、我々騎士団でさえトドメを刺す
　ことのできなかった数々の魔物を仕留めて
　お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、例の強力な盗賊団をこの人数で打ち
　破り、見事人質を救出することに成功して
　お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加えて、彼女たちがユーリャ教会で加護の
　儀式を受けた際、先代の熾天少女からの啓示
　を受けたとも聞いてお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たちこそ、次代の熾天少女に間違い
　無いか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そうであるなら、信用に値す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この国も安泰じゃ。　例え煉絶の姫君が
襲って来ようとも、返り討ちにしてくれるが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できるだけご期待に添えられるように
努力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人で力を合わせれば、怖いもん無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過信と油断を排除すれば、お前たちの力は
素晴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照れるなぁ！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のこれまでの武勇伝、ワラワは大変
興味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話を聞かせては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う！！　任せ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ー、まずは去年の林間学校で
マクラ投げ戦争やった時の奇跡的な
ハプニングを話す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語る前に担任のシュータローについて
話しておか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シュータローの口癖が「青春は一度きり
だぞ」なんだけど、これは学級委員長が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あのね。　姫様が求めてるのは
そういうんじゃないと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こほ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、ワラワの聞き方が良く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！　“熾天宮（してんぐう）”の話を
聞きたい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じゃ、話し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・・・？　してんぐう・・・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無いな。　何だそれ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何を申しておる？　ヌシらは熾天少女
な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れば、熾天宮を攻略してお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すみません。　話が見えない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ってとこに行かないと、熾天少女に
なれないって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初耳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ヌシら知らぬ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ろう。　聞くが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が煉絶の姫君を討つにあたり、
“天の使いの力”を使った事は聞いてお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彼女はいったいどこでその力を手に
入れ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承では、彼女はとある場所で天の使いの力を
授かったと言われ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“熾天宮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天の使いの力」を宿す聖なる神殿であると
言い伝えられ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所を訪れた清き乙女は、その身に
邪を滅する神力、すなわち天の使いの力を
授かると語られてお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の熾天宮ってとこに行けば、もっと
天の使いの力をもらえるってこと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確証は無い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近の魔物活発化の鎮圧のため、天の使いの
力を授かろうと何人もの兵たちが熾天宮に
出向い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内部に強力なガーディアンがおり、
どうしても奥地までたどり着けなかったとの
報告を受け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何度か兵を率いて攻略に向かったこと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姫の言うとおり、ガーディアン達は強力
　無比であり、いまだ打倒の目途が立って
　い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そこまでして守護したいものが、奥地に
ある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熾天少女専用の伝説系武器とか
じゃ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、ずばびーーーっ！！って感じ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は分からないけど、天の使いの力に関する
重要なモノが眠ってる可能性は高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達はもう熾天少女なんだし、
そんなのいらない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楽しそうなとこだね、熾天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から我々が相手にするのは、地上の
人間たちを追いつめた凶悪な連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抗するにあたり、力を増強しておいて何の
損も無い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行ってみる？　熾天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力増強になるかもしれないし、あたしは
行ってみた方がい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まり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よ、その熾天宮はどこにあ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のは構わぬが、まさか今から向かう
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日が暮れる。　出発は明日で
よかろう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せっかく城に招かれたのだ。　今夜は祝福の
　宴を催そ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、ぜひ楽しんで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歓迎パーティーきた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にまで見た、お城で開かれる豪華絢爛な
お食事会だよ！！　レグマく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　うれしいのは分かったから、そんなに
はしゃがないでよ！　恥ずかしい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参加してもらえるということで
　よ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ーーー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それではさっそく支度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盛大に振舞お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全員そろっ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that everyone is gathered.</text:p>
          </table:table-cell>
          <table:table-cell table:number-columns-repeated="1020"/>
        </table:table-row>
        <table:table-row>
          <table:table-cell table:style-name="ce0" office:value-type="string">
            <text:p>昨夜の宴は楽しんでもらえたかのう？</text:p>
          </table:table-cell>
          <table:table-cell table:style-name="ce0"/>
          <table:table-cell table:style-name="ce0"/>
          <table:table-cell table:style-name="ce0" office:value-type="string">
            <text:p>Did you all enjoy last night's banquet?</text:p>
          </table:table-cell>
          <table:table-cell table:number-columns-repeated="1020"/>
        </table:table-row>
        <table:table-row>
          <table:table-cell table:style-name="ce0" office:value-type="string">
            <text:p>はい！　料理がすごくおいしかった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! The food was delicious!</text:p>
          </table:table-cell>
          <table:table-cell table:number-columns-repeated="1020"/>
        </table:table-row>
        <table:table-row>
          <table:table-cell table:style-name="ce0" office:value-type="string">
            <text:p>手厚い歓迎を施していただいて、本当に
ありがとうござい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very grateful to receive your generous
hospitality.</text:p>
          </table:table-cell>
          <table:table-cell table:number-columns-repeated="1020"/>
        </table:table-row>
        <table:table-row>
          <table:table-cell table:style-name="ce0" office:value-type="string">
            <text:p>でも、今度から飲み過ぎないように気を
付け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I'll be careful not to drink too much
next time...</text:p>
          </table:table-cell>
          <table:table-cell table:number-columns-repeated="1020"/>
        </table:table-row>
        <table:table-row>
          <table:table-cell table:style-name="ce0" office:value-type="string">
            <text:p>うむ。　まあ例の件、気を落とさぬことじゃ。
誰にでも失敗はあろ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 not be disheartened by this
incident. Everyone will make mistakes.</text:p>
          </table:table-cell>
          <table:table-cell table:number-columns-repeated="1020"/>
        </table:table-row>
        <table:table-row>
          <table:table-cell table:style-name="ce0" office:value-type="string">
            <text:p>ワラワも最近まで時々・・・</text:p>
          </table:table-cell>
          <table:table-cell table:style-name="ce0"/>
          <table:table-cell table:style-name="ce0"/>
          <table:table-cell table:style-name="ce0" office:value-type="string">
            <text:p>Up until recent times, even I hav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ほっ、ゲフンゲフン！！　ひめ・・・げほっ！」</text:p>
          </table:table-cell>
          <table:table-cell table:style-name="ce0"/>
          <table:table-cell table:style-name="ce0"/>
          <table:table-cell table:style-name="ce0" office:value-type="string">
            <text:p>Commander Gaura
"Ahem, cough, cough!! My lady... *ahem*!"</text:p>
          </table:table-cell>
          <table:table-cell table:number-columns-repeated="1020"/>
        </table:table-row>
        <table:table-row>
          <table:table-cell table:style-name="ce0" office:value-type="string">
            <text:p>・・・あ、いや、な、何でもない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A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では早速だが、我々は熾天宮とやらに向かう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rush, but we're on our way to find this
Heavenly Palace.</text:p>
          </table:table-cell>
          <table:table-cell table:number-columns-repeated="1020"/>
        </table:table-row>
        <table:table-row>
          <table:table-cell table:style-name="ce0" office:value-type="string">
            <text:p>場所を聞きたい。</text:p>
          </table:table-cell>
          <table:table-cell table:style-name="ce0"/>
          <table:table-cell table:style-name="ce0"/>
          <table:table-cell table:style-name="ce0" office:value-type="string">
            <text:p>I'd like to know where it is.</text:p>
          </table:table-cell>
          <table:table-cell table:number-columns-repeated="1020"/>
        </table:table-row>
        <table:table-row>
          <table:table-cell table:style-name="ce0" office:value-type="string">
            <text:p>お、おお・・・そうじゃった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ooh... is that so.</text:p>
          </table:table-cell>
          <table:table-cell table:number-columns-repeated="1020"/>
        </table:table-row>
        <table:table-row>
          <table:table-cell table:style-name="ce0" office:value-type="string">
            <text:p>熾天宮の場所は、大陸の西部じゃ。</text:p>
          </table:table-cell>
          <table:table-cell table:style-name="ce0"/>
          <table:table-cell table:style-name="ce0"/>
          <table:table-cell table:style-name="ce0" office:value-type="string">
            <text:p>The Heavenly Palace can be found in the
Westlands.</text:p>
          </table:table-cell>
          <table:table-cell table:number-columns-repeated="1020"/>
        </table:table-row>
        <table:table-row>
          <table:table-cell table:style-name="ce0" office:value-type="string">
            <text:p>オシル湖は知っておるかの？</text:p>
          </table:table-cell>
          <table:table-cell table:style-name="ce0"/>
          <table:table-cell table:style-name="ce0"/>
          <table:table-cell table:style-name="ce0" office:value-type="string">
            <text:p>Do you know of Lake Oshiru?</text:p>
          </table:table-cell>
          <table:table-cell table:number-columns-repeated="1020"/>
        </table:table-row>
        <table:table-row>
          <table:table-cell table:style-name="ce0" office:value-type="string">
            <text:p>オシル湖の西側に“ヒャム地下道”と呼ばれる
地下洞窟がある。</text:p>
          </table:table-cell>
          <table:table-cell table:style-name="ce0"/>
          <table:table-cell table:style-name="ce0"/>
          <table:table-cell table:style-name="ce0" office:value-type="string">
            <text:p>On the west side of Lake Oshiru, there is an
underground cavern known as "Hyamu Tunnel".</text:p>
          </table:table-cell>
          <table:table-cell table:number-columns-repeated="1020"/>
        </table:table-row>
        <table:table-row>
          <table:table-cell table:style-name="ce0" office:value-type="string">
            <text:p>そこを抜ければ大陸西部に着くぞ。</text:p>
          </table:table-cell>
          <table:table-cell table:style-name="ce0"/>
          <table:table-cell table:style-name="ce0"/>
          <table:table-cell table:style-name="ce0" office:value-type="string">
            <text:p>If you can pass through, you will reach the
Westlands.</text:p>
          </table:table-cell>
          <table:table-cell table:number-columns-repeated="1020"/>
        </table:table-row>
        <table:table-row>
          <table:table-cell table:style-name="ce0" office:value-type="string">
            <text:p>地下洞窟ですね。　分かり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cavern, right? Got it.
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西部に到着したら、公道沿いにある“エント村”
　を訪れるといい。」</text:p>
          </table:table-cell>
          <table:table-cell table:style-name="ce0"/>
          <table:table-cell table:style-name="ce0"/>
          <table:table-cell table:style-name="ce0" office:value-type="string">
            <text:p>Commander Gaura
"Once you reach the Westlands, you should
visit Ento village, along the roa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身なりを整えた後、さらに西にある
　熾天宮を目指すのだ。」</text:p>
          </table:table-cell>
          <table:table-cell table:style-name="ce0"/>
          <table:table-cell table:style-name="ce0"/>
          <table:table-cell table:style-name="ce0" office:value-type="string">
            <text:p>Commander Gaura
"Then you can make preparations to head wes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オシル湖からひたすら西へ向かえばいいん
です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we go west from Lake Oshiru.
Let's make it happen, people.</text:p>
          </table:table-cell>
          <table:table-cell table:number-columns-repeated="1020"/>
        </table:table-row>
        <table:table-row>
          <table:table-cell table:style-name="ce0" office:value-type="string">
            <text:p>楽ちんじ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asy-peas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ヒャム地下道には多くの魔物たちが
　潜んでいる。」</text:p>
          </table:table-cell>
          <table:table-cell table:style-name="ce0"/>
          <table:table-cell table:style-name="ce0"/>
          <table:table-cell table:style-name="ce0" office:value-type="string">
            <text:p>Commander Gaura
"But beware, for Hyamu Tunnel is teeming
with demo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と言えど、十分に注意して進む
　ことだ。」</text:p>
          </table:table-cell>
          <table:table-cell table:style-name="ce0"/>
          <table:table-cell table:style-name="ce0"/>
          <table:table-cell table:style-name="ce0" office:value-type="string">
            <text:p>Commander Gaura
"You may be the Heavenly Maidens, but I
would beseech you to stay sharp."</text:p>
          </table:table-cell>
          <table:table-cell table:number-columns-repeated="1020"/>
        </table:table-row>
        <table:table-row>
          <table:table-cell table:style-name="ce0" office:value-type="string">
            <text:p>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ヌシらが熾天宮を攻略している間、ワラワは
煉絶の姫君について調べてみようと思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ile you are infiltrating the Heavenly Palace,
we shall form a plan regarding the evil Princess.</text:p>
          </table:table-cell>
          <table:table-cell table:number-columns-repeated="1020"/>
        </table:table-row>
        <table:table-row>
          <table:table-cell table:style-name="ce0" office:value-type="string">
            <text:p>古い文献をあたれば、弱点なども見つかるやも
しれぬしな。</text:p>
          </table:table-cell>
          <table:table-cell table:style-name="ce0"/>
          <table:table-cell table:style-name="ce0"/>
          <table:table-cell table:style-name="ce0" office:value-type="string">
            <text:p>With so many ancient texts at our disposal, I
believe we will be able to find some sort of
weaknes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私がユーリャ教会の協力を仰いで
　みましょう。」</text:p>
          </table:table-cell>
          <table:table-cell table:style-name="ce0"/>
          <table:table-cell table:style-name="ce0"/>
          <table:table-cell table:style-name="ce0" office:value-type="string">
            <text:p>Commander Gaura
"Well then, I shall go and appeal for assistance
from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うむ。　頼むぞガウラ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, Gaura.</text:p>
          </table:table-cell>
          <table:table-cell table:number-columns-repeated="1020"/>
        </table:table-row>
        <table:table-row>
          <table:table-cell table:style-name="ce0" office:value-type="string">
            <text:p>それじゃレグマくん、がんば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, Reguma-kun!</text:p>
          </table:table-cell>
          <table:table-cell table:number-columns-repeated="1020"/>
        </table:table-row>
        <table:table-row>
          <table:table-cell table:style-name="ce0" office:value-type="string">
            <text:p>矢面に立つのは、あたし達なんだ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the ones feeling the full force of the
enemies' attacks, th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の西にある“ヒャム地下道”を抜ける
　のだ。」</text:p>
          </table:table-cell>
          <table:table-cell table:style-name="ce0"/>
          <table:table-cell table:style-name="ce0"/>
          <table:table-cell table:style-name="ce0" office:value-type="string">
            <text:p>Commander Gaura
"Go through Hyamu Tunnel, to the west of
Lake Oshiru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へ向かうには、その道が一番早い
　だろう。」</text:p>
          </table:table-cell>
          <table:table-cell table:style-name="ce0"/>
          <table:table-cell table:style-name="ce0"/>
          <table:table-cell table:style-name="ce0" office:value-type="string">
            <text:p>Commander Gaura
"That is most certainly the quickest way to ge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雪原の調査、よろしく頼む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入館のための証書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ユーリャ教会の向かいにある道を南に進み、
　途中にいる番兵に証書を提示す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世界の命運を背負うのはプレッシャー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る限りの協力をす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だけでなくカラットまで人間界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カラットがカラットをライバル視していると
　いうなら、その虚を突くこともできるかもしれん
　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れば私も同行したいのだが、姫の傍らを
　離れるわけにもいか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頼りっぱなしで申し訳ないと
　思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が秘湯で休息を取っている間に、私と
　姫で今後の行動方針を固め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ことは任せて、楽しんでくるとい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ではこれからの行動について改めて
　確認して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白カラットは青カラットと結託しており、
　スペルエンチャンターなる危険な薬を完成
　さ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効果を打ち消すための干渉薬を作成
　するには、“古代竜族の鱗”と“オメガ・アフラ
　ビン”の2つが必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ヌシら熾天少女にはオシル湖に
向かってもらい、地下洞窟に住むという
オッシーを探し出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古代竜族の鱗”を入手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間、騎士団長ガウラとルミィは、オメガ・
アフラビンを含んでいる茶葉を入手するため
シャルシャルの家を訪問し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下洞窟って、どうやって入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湖のまわりに洞窟の入り口なんて
見かけなか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湖の真ん中に洞窟の入り口が顔を
　出している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兵に命じて、岸から洞窟入り口までボートを
　出させておくので、心配はいら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ガッテ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オシル湖へ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受け身だった我々にも、ついに攻勢に出る
　チャンスが訪れたというわけ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単純に戦力が足りるかどうか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探知装置で敵の動向を探りつつ、時空玉
　の作成に助力する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至急、大陸南部の“煉獄洞”にて
　イオンマテルを調達して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界門を破壊できれば、死神のような強力な
　相手がこれ以上増えることは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成功を祈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霊峰天土への白カラット討伐、結果は
　いか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あ、・・・う、うむ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サボりすぎだ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ヨロシ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と踏んで霊峰天土の頂上へたどり
着いたが、そこにいたのは魔界から赤カラットが
連れてきた“死神”と呼ばれる存在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るべき相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魔力の反応は白カラットのものでは
　なかった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死神というのは、普通の魔族とはまた
違う類のモノ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魔族でさえ関わることを禁忌とされて
きた、いわくつきの種族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今回赤カラットに雇われたのは、
その死神たちの中でも、おそらく最強の
存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“4体持ち”と呼ばれる個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人なのに、体が4つもある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はぜんぜん本気を出してないのに、
まったく歯が立ち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軍勢が、白カラット以上に
脅威になったと言うの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比較したわけではないので断言はできない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あの死神は、現時点で最も危ない存在
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なんということだ・・・！　こんなに
　次から次へと新たな敵が現れると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勝算は無い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きり言って、あれにはちょっと勝てる自信
あ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う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、いい情報もつかんだゾー！！
マカイモ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カイモーン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魔界の魔族が人間界へ出入りして
いた理由は、なぜかあまり考えられたことが
なかったよう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その方法について情報が得ら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彼女たちは、大陸北部にある
魔界門を通って、こっちの世界へ来ている
みたい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それが事実ならば、確かに重要な
　情報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魔界門をどうにかして破壊できれば、
　死神のような強敵が人間界に侵出してくる
　こともなくなるのだろ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で、魔界門を壊しに行ってこようと
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魔界門に関する情報は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　伝承についてはユーリャ教会の
神官を頼るのが一番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すぐに魔界門に関する文献を調べる
よう、神官に申し伝え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、それにルミィ。　魔界門に関する文献の
調査、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もったいなき御言葉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超特急で文献をあさったので、完全な形での
結論には至りませんでしたが、一応概要は
つかめ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急がせてしまってす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だが魔界門について分かった
　ことを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場所は、大陸北部にある“白銀の森”
の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は常に深い積雪があり、人の出入りが
禁じられているため、門の存在は知られて
いなかった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北部にあ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“正直”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してここからが重要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を破壊するためには、重要な手順を
　踏まなければ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門自体は魔導石の彫刻で造られた
　ものなので、爆薬などの衝撃で崩すことが
　可能と思わ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その魔界門が“なぜ建造されたのか”
　という部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造られた理由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なの、そ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、魔界門は人間界と魔界をつなぐ為に
造られたものでは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文書によれば、はるか昔、大陸北部に偶然
“時空のひずみ”が生まれた、と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時空のひずみは、放っておけば次第に拡大し、
　世界を飲みこんでしまう恐れがあ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こで、その時空のひずみを制御するために
　ゲートが建造された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ゲートのおかげでひずみは一定の範囲に
　抑えられたものの、完全にふさぐことは
　でき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一部は別の世界へつながったままと
　な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“別の世界”という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人間界と魔界をつなぐために魔界門が
造られたのではなく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発生した時空のひずみを制御するために
ゲートが建てられ、抑えきれなかったひずみの
先が魔界へとつながっていた、という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魔界門などと呼ばれるようになったの
　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魔界門をむやみに破壊してしまう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が拡大し、世界が呑み込まれて
しまう恐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れ以上魔界から魔族が侵入
してくるのを防ぐ手段は無いってこ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実は、そこがまだハッキリしていなくてですね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要は、時空のひずみさえ何とかできれば、
　魔界門を破壊して人間界と魔界を切り離す
　ことは可能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どうやって時空のひずみを安定
　させるか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こから先はもう、あたしには会話参加
できない分野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あと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さすがに時空に関する勉強は
学校でも習ってませんので、無理です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みの綱は、やはりルミ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こればっかりはどうしていいのか
私にも見当がつ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、時空についての研究は経験が
ありません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打つ手ナシ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は、いくら魔族を討ったところで、元凶を
どうにかできない限りイタチごっこじゃ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のひずみを閉塞させる方法を知る者
　など、どこにもいない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ワームホールを閉じる要領を応用
させればいいだけの話じゃない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転標領域の解放と閉塞は、反等速ベクトル上
でも同じ系統の空間粒子の副次エネルギーを
共有しているはずだから、それぞれの膨張の
単純周期の絶対値を割り出して、巡廻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と待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あなたは、時空のひずみを閉塞させる
方法が分かるという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パの学校で習った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たこやきちゃんすご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宇ちゅ・・・「う」の「ちゅう」の
「人」で良かった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世主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仲間になってくれていて、本当に
良かった。　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へー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くー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時空のひずみを抑える手段を
　講じ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担当は、ルミィとたこやきの2人に任せ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知恵をお借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が出るまでの時間は、どのくらい
かかりそう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か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ちょっと何とかなら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20時間でがんば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だけのんびりやるつもりだっ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も微力ながら、お手伝いさせていただき
　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時空のひずみの制御については
3人に任せよ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の者たちは待機となるが、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存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！　「異存は無い」だってさ！！
ねえ聞いた！？　「異存は無い」！！
やっほーーーーぅ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喜ぶツボ、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1:06:12+02:00</meta:creation-date>
    <dc:date>2019-10-23T21:06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